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ELExpr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getExp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SimPELExpr( OProcess o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setLVariable( String l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getL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getMessageVari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setLValue( String 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getReferenced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get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Expr.addVariable( OScope . Variabl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